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d9110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rsid="001d9110" officeooo:paragraph-rsid="001d9110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text-properties officeooo:paragraph-rsid="000a2dfa"/>
    </style:style>
    <style:style style:name="P8" style:family="paragraph" style:parent-style-name="Heading_20_2">
      <style:text-properties fo:language="es" fo:country="ES" fo:font-weight="bold" officeooo:rsid="0026558e" officeooo:paragraph-rsid="0026558e" style:font-weight-asian="bold" style:font-weight-complex="bold"/>
    </style:style>
    <style:style style:name="P9" style:family="paragraph" style:parent-style-name="Text_20_body">
      <style:text-properties officeooo:rsid="001f8886" officeooo:paragraph-rsid="001f8886"/>
    </style:style>
    <style:style style:name="P10" style:family="paragraph" style:parent-style-name="Text_20_body">
      <style:text-properties officeooo:rsid="002bad6c" officeooo:paragraph-rsid="002bad6c"/>
    </style:style>
    <style:style style:name="P11" style:family="paragraph" style:parent-style-name="Text_20_body">
      <style:text-properties officeooo:rsid="002bf508" officeooo:paragraph-rsid="002bf508"/>
    </style:style>
    <style:style style:name="P12" style:family="paragraph" style:parent-style-name="Text_20_body">
      <style:text-properties officeooo:paragraph-rsid="002bf508"/>
    </style:style>
    <style:style style:name="P13" style:family="paragraph" style:parent-style-name="Text_20_body">
      <style:text-properties officeooo:rsid="002c36ae" officeooo:paragraph-rsid="002c36ae"/>
    </style:style>
    <style:style style:name="P14" style:family="paragraph" style:parent-style-name="Text_20_body">
      <style:text-properties officeooo:rsid="002e6b4e" officeooo:paragraph-rsid="002e6b4e"/>
    </style:style>
    <style:style style:name="P15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Heading_20_3">
      <style:text-properties fo:font-weight="normal" officeooo:paragraph-rsid="001d9110"/>
    </style:style>
    <style:style style:name="P17" style:family="paragraph" style:parent-style-name="Heading_20_3">
      <style:text-properties fo:font-weight="normal" officeooo:paragraph-rsid="001d9110" style:font-weight-asian="normal" style:font-weight-complex="normal"/>
    </style:style>
    <style:style style:name="P18" style:family="paragraph" style:parent-style-name="Heading_20_3">
      <style:text-properties officeooo:paragraph-rsid="001d9110"/>
    </style:style>
    <style:style style:name="P1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20" style:family="paragraph" style:parent-style-name="Standard">
      <style:text-properties fo:language="es" fo:country="ES"/>
    </style:style>
    <style:style style:name="P21" style:family="paragraph" style:parent-style-name="Standard">
      <style:text-properties fo:language="es" fo:country="ES" officeooo:rsid="0027c316" officeooo:paragraph-rsid="0027c316"/>
    </style:style>
    <style:style style:name="P22" style:family="paragraph" style:parent-style-name="Standard">
      <style:text-properties fo:language="es" fo:country="ES" officeooo:rsid="00284945" officeooo:paragraph-rsid="00284945"/>
    </style:style>
    <style:style style:name="P23" style:family="paragraph" style:parent-style-name="Standard">
      <style:text-properties fo:language="es" fo:country="ES" officeooo:paragraph-rsid="0026558e"/>
    </style:style>
    <style:style style:name="P24" style:family="paragraph" style:parent-style-name="Standard">
      <style:paragraph-properties fo:margin-top="0in" fo:margin-bottom="0.0626in" loext:contextual-spacing="false" style:line-height-at-least="0.1665in" fo:text-align="start" style:justify-single-word="false" fo:orphans="2" fo:widows="2" style:writing-mode="lr-tb"/>
      <style:text-properties officeooo:paragraph-rsid="002c36ae"/>
    </style:style>
    <style:style style:name="P25" style:family="paragraph" style:parent-style-name="Standard" style:list-style-name="L4">
      <style:text-properties fo:language="es" fo:country="ES"/>
    </style:style>
    <style:style style:name="P26" style:family="paragraph" style:parent-style-name="Text_20_body">
      <style:text-properties officeooo:paragraph-rsid="00313d80"/>
    </style:style>
    <style:style style:name="P2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77d5" style:text-blinking="false" fo:background-color="transparent"/>
    </style:style>
    <style:style style:name="P32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0ef" officeooo:paragraph-rsid="002110ef" style:text-blinking="false" fo:background-color="transparent"/>
    </style:style>
    <style:style style:name="P34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2dfa" style:text-blinking="false"/>
    </style:style>
    <style:style style:name="P35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7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a2dfa"/>
    </style:style>
    <style:style style:name="P3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9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0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41" style:family="paragraph" style:parent-style-name="Heading_20_2" style:list-style-name="L6">
      <style:text-properties officeooo:paragraph-rsid="000a2dfa"/>
    </style:style>
    <style:style style:name="P42" style:family="paragraph" style:parent-style-name="Heading_20_1" style:list-style-name="L7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00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normal" officeooo:rsid="0023223b"/>
    </style:style>
    <style:style style:name="T12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#d9d9d9" loext:char-shading-value="0" style:font-weight-asian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officeooo:rsid="000c8eb9" style:text-blinking="false" style:font-weight-asian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/>
    </style:style>
    <style:style style:name="T17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officeooo:rsid="001d9110" style:text-blinking="false" fo:background-color="transparent" loext:char-shading-value="0"/>
    </style:style>
    <style:style style:name="T19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/>
    </style:style>
    <style:style style:name="T20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style:font-weight-asian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officeooo:rsid="000c8eb9" style:text-blinking="false" style:font-weight-asian="normal" style:font-weight-complex="normal"/>
    </style:style>
    <style:style style:name="T22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3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303336" style:font-name="inherit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26" style:family="text">
      <style:text-properties fo:font-variant="normal" fo:text-transform="none" style:font-name="inherit" fo:font-size="10.5pt" fo:letter-spacing="normal" fo:font-style="normal" fo:font-weight="normal" loext:padding="0in" loext:border="none"/>
    </style:style>
    <style:style style:name="T27" style:family="text">
      <style:text-properties fo:font-variant="normal" fo:text-transform="none" style:font-name="inherit" fo:font-size="10.5pt" fo:letter-spacing="normal" fo:font-style="normal" fo:font-weight="normal" officeooo:rsid="0024d9c3" loext:padding="0in" loext:border="none"/>
    </style:style>
    <style:style style:name="T28" style:family="text">
      <style:text-properties fo:font-variant="normal" fo:text-transform="none" style:font-name="inherit" fo:font-size="10.5pt" fo:letter-spacing="normal" fo:font-style="normal" fo:font-weight="bold" style:font-weight-asian="bold" style:font-weight-complex="bold" loext:padding="0in" loext:border="none"/>
    </style:style>
    <style:style style:name="T29" style:family="text">
      <style:text-properties fo:font-variant="normal" fo:text-transform="none" style:font-name="Inter" fo:font-size="10.5pt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31" style:family="text">
      <style:text-properties fo:font-variant="normal" fo:text-transform="none" fo:color="#263238" style:font-name="Roboto" fo:font-size="9.75pt" fo:letter-spacing="normal" fo:font-style="normal" fo:font-weight="normal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32" style:family="text">
      <style:text-properties style:font-name="Arial" fo:font-size="11pt" fo:font-style="normal" fo:font-weight="normal"/>
    </style:style>
    <style:style style:name="T33" style:family="text">
      <style:text-properties fo:background-color="transparent" loext:char-shading-value="0"/>
    </style:style>
    <style:style style:name="T34" style:family="text">
      <style:text-properties fo:font-weight="bold" fo:background-color="transparent" loext:char-shading-value="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4d9c3" style:font-weight-asian="bold" style:font-weight-complex="bold"/>
    </style:style>
    <style:style style:name="T37" style:family="text">
      <style:text-properties officeooo:rsid="001d9110"/>
    </style:style>
    <style:style style:name="T38" style:family="text">
      <style:text-properties fo:color="#1155cc" fo:font-style="italic" style:text-underline-style="solid" style:text-underline-width="auto" style:text-underline-color="font-color"/>
    </style:style>
    <style:style style:name="T39" style:family="text">
      <style:text-properties officeooo:rsid="002177d5"/>
    </style:style>
    <style:style style:name="T40" style:family="text">
      <style:text-properties officeooo:rsid="0024d9c3"/>
    </style:style>
    <style:style style:name="T41" style:family="text">
      <style:text-properties fo:font-weight="normal" officeooo:rsid="0024d9c3" style:font-weight-asian="normal" style:font-weight-complex="normal"/>
    </style:style>
    <style:style style:name="T42" style:family="text">
      <style:text-properties officeooo:rsid="002bf508"/>
    </style:style>
    <style:style style:name="T43" style:family="text">
      <style:text-properties officeooo:rsid="00313d8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5939a17-7fff-20f7-d953-b2899dbfb7f4"/>TFG: First steps</text:p>
      <text:h text:style-name="P6" text:outline-level="2">App requirements</text:h>
      <text:p text:style-name="P1">Main functionality: User inputs sentiment and genre of the song to help on lyrics creation by auto-completing verses.</text:p>
      <text:p text:style-name="Text_20_body"/>
      <text:p text:style-name="P1">User inputs:</text:p>
      <text:list xml:id="list4267904990" text:style-name="L1">
        <text:list-item>
          <text:p text:style-name="P27">Genre of the song</text:p>
        </text:list-item>
        <text:list-item>
          <text:p text:style-name="P27">Sentiment of the lyrics. From a discrete set or a continuous value from 0 to 1 representing positiveness of the lyrics?</text:p>
        </text:list-item>
      </text:list>
      <text:h text:style-name="P6" text:outline-level="2">Possibilities &amp; limits</text:h>
      <text:p text:style-name="P2">There are examples around the internet concerning audio and lyrics analysis, as well as audio and lyrics generation. Our goal is to help on lyrics generation.</text:p>
      <text:p text:style-name="P2">Creating the dataset by classifying song by sentiment would be an whole project, so we will focus on gathering the data we need and making the text predictor tool.</text:p>
      <text:p text:style-name="P2">Possibilities:</text:p>
      <text:list xml:id="list704924642" text:style-name="L2">
        <text:list-item>
          <text:p text:style-name="P29">Prediction of a 3 or 4 word string from a started verser of the lyric.</text:p>
        </text:list-item>
        <text:list-item>
          <text:p text:style-name="P29">Generation of a verse based on previous ones. Much more difficult.</text:p>
        </text:list-item>
      </text:list>
      <text:h text:style-name="P6" text:outline-level="2">Initial data set requirements</text:h>
      <text:p text:style-name="P1">The initial dataset we need requires:</text:p>
      <text:list xml:id="list2819993506" text:style-name="L3">
        <text:list-item>
          <text:p text:style-name="P28">Track</text:p>
          <text:list>
            <text:list-item>
              <text:p text:style-name="P28">Title</text:p>
            </text:list-item>
            <text:list-item>
              <text:p text:style-name="P28">Lyric</text:p>
            </text:list-item>
            <text:list-item>
              <text:p text:style-name="P28">Sentiment of the lyrics (continuous value or discrete set of sentiments)</text:p>
            </text:list-item>
            <text:list-item>
              <text:p text:style-name="P28">Genre</text:p>
            </text:list-item>
            <text:list-item>
              <text:p text:style-name="P28">Maybe sentimental info of the audio</text:p>
            </text:list-item>
          </text:list>
        </text:list-item>
        <text:list-item>
          <text:p text:style-name="P28">Artist</text:p>
        </text:list-item>
        <text:list-item>
          <text:p text:style-name="P28">Language (Most probably all of them in english)</text:p>
        </text:list-item>
      </text:list>
      <text:h text:style-name="P8" text:outline-level="2">Dudas</text:h>
      <text:p text:style-name="P21">Como limpiamos los datos? Canciones a partir de cierta fecha, campos vacios</text:p>
      <text:p text:style-name="P22">Como juntar todas las letras? Procesamos letra a letra o todo en conjunto? </text:p>
      <text:p text:style-name="P22">Que hace exactamente idF en TF-IDF? Si vamos a hacer análisis por sentimientos, no debería importar el documento en sí, sino el sentimiento?</text:p>
      <text:p text:style-name="P23"/>
      <text:p text:style-name="P23"><text:bookmark text:name="aabb"/>Do we remove stop words, or not?</text:p>
      <text:list xml:id="list2481673902" text:style-name="L4">
        <text:list-item>
          <text:p text:style-name="P25"><text:bookmark text:name="ff17"/>Do we stem or lemmatize our text data, or leave the words as is?</text:p>
        </text:list-item>
        <text:list-item>
          <text:p text:style-name="P25"><text:bookmark text:name="aa55"/>Is basic tokenization enough, or do we need to support special edge cases through the use of regex?</text:p>
        </text:list-item>
        <text:list-item>
          <text:p text:style-name="P25"><text:bookmark text:name="e83e"/>Do we stick with English words only or do we allow for other languages?</text:p>
        </text:list-item>
        <text:list-item>
          <text:p text:style-name="P25"><text:bookmark text:name="a214"/>Do we use the entire vocabulary, or just limit the model to a subset of the most frequently used words? If so, how many?</text:p>
        </text:list-item>
        <text:list-item>
          <text:p text:style-name="P25"><text:bookmark text:name="1b88"/><text:soft-page-break/>Do we engineer other features, such as bigrams, POS tags, or Mutual Information Scores?</text:p>
        </text:list-item>
        <text:list-item>
          <text:p text:style-name="P25"><text:bookmark text:name="5e9e"/>What sort of vectorization should we use in our model? Boolean Vectorization? Count Vectorization? TF-IDF? More advanced vectorization strategies such as Word2Vec?</text:p>
        </text:list-item>
      </text:list>
      <text:p text:style-name="P20"/>
      <text:h text:style-name="P6" text:outline-level="2">Steps</text:h>
      <text:list xml:id="list2368654164" text:style-name="L5">
        <text:list-item>
          <text:p text:style-name="P30">Research and data gathering</text:p>
          <text:p text:style-name="P33">Script from <text:s/><text:a xlink:type="simple" xlink:href="https://github.com/sgiammy/emotion-patterns-in-music-playlistsfr" text:style-name="Internet_20_link" text:visited-style-name="Visited_20_Internet_20_Link"><text:span text:style-name="T38">https://github.com/sgiammy/emotion-patterns-in-music-playlists</text:span></text:a> to download lyrics from LyricWikia</text:p>
        </text:list-item>
        <text:list-item>
          <text:p text:style-name="P30">Data <text:span text:style-name="T39">Cleaning</text:span></text:p>
        </text:list-item>
        <text:list-item>
          <text:p text:style-name="P31">Data enrichment <text:span text:style-name="T39">(?)</text:span></text:p>
        </text:list-item>
        <text:list-item>
          <text:p text:style-name="P30">Lyrics and sentimental analysis + word groups</text:p>
        </text:list-item>
      </text:list>
      <text:h text:style-name="P6" text:outline-level="2">Tutoriales</text:h>
      <text:p text:style-name="P3"><text:a xlink:type="simple" xlink:href="https://github.com/gsi-upm/sitc" text:style-name="Internet_20_link" text:visited-style-name="Visited_20_Internet_20_Link"><text:span text:style-name="T1">https://github.com/gsi-upm/sitc</text:span></text:a></text:p>
      <text:p text:style-name="Text_20_body"><text:a xlink:type="simple" xlink:href="https://towardsdatascience.com/how-we-used-nltk-and-nlp-to-predict-a-songs-genre-from-its-lyrics-54e338ded537" text:style-name="Internet_20_link" text:visited-style-name="Visited_20_Internet_20_Link">https://towardsdatascience.com/how-we-used-nltk-and-nlp-to-predict-a-songs-genre-from-its-lyrics-54e338ded537</text:a></text:p>
      <text:h text:style-name="P7" text:outline-level="2">Internet data sources</text:h>
      <text:list xml:id="list3007985042" text:style-name="L6">
        <text:list-item>
          <text:h text:style-name="P41" text:outline-level="2"><text:span text:style-name="T4">Repositorio</text:span><text:span text:style-name="T5">: </text:span><text:a xlink:type="simple" xlink:href="https://github.com/sgiammy/emotion-patterns-in-music-playlists" text:style-name="Internet_20_link" text:visited-style-name="Visited_20_Internet_20_Link"><text:span text:style-name="T3">https://github.com/sgiammy/emotion-patterns-in-music-playlists</text:span></text:a><text:span text:style-name="T5"> </text:span></text:h>
        </text:list-item>
      </text:list>
      <text:p text:style-name="Standard"><text:span text:style-name="T35">380,000 lyrics </text:span>from MetroLyrics <text:s/><text:span text:style-name="T36">(csv)</text:span><text:span text:style-name="T41"> </text:span><text:span text:style-name="T40">(</text:span><text:span text:style-name="T26">index, song, year, artist, </text:span><text:span text:style-name="T29"><text:s/></text:span><text:span text:style-name="T28">genre</text:span><text:span text:style-name="T26">, </text:span><text:span text:style-name="T28">lyrics</text:span><text:span text:style-name="T27">) </text:span><text:a xlink:type="simple" xlink:href="https://www.kaggle.com/gyani95/380000-lyrics-from-metrolyrics" text:style-name="Internet_20_link" text:visited-style-name="Visited_20_Internet_20_Link"><text:span text:style-name="T27">https://www.kaggle.com/gyani95/380000-lyrics-from-metrolyrics</text:span></text:a></text:p>
      <text:p text:style-name="Standard"/>
      <text:p text:style-name="Text_20_body"/>
      <text:list xml:id="list74207867" text:style-name="L7">
        <text:list-item>
          <text:h text:style-name="P42" text:outline-level="1"><text:span text:style-name="T6">pdf + bbdd</text:span><text:span text:style-name="T8"> MoodyLyrics: A Sentiment Annotated Lyrics Dataset: </text:span><text:a xlink:type="simple" xlink:href="https://www.researchgate.net/publication/317031495_MoodyLyrics_A_Sentiment_Annotated_Lyrics_Dataset" text:style-name="Internet_20_link" text:visited-style-name="Visited_20_Internet_20_Link"><text:span text:style-name="T2">(PDF) MoodyLyrics: A Sentiment Annotated Lyrics Dataset</text:span></text:a></text:h>
        </text:list-item>
        <text:list-item>
          <text:p text:style-name="P37"><text:span text:style-name="T7">Scripts </text:span><text:span text:style-name="T9">for data collection in genius + text analysis + sentimental analysis: </text:span><text:a xlink:type="simple" xlink:href="https://kvsingh.github.io/lyrics-sentiment-analysis.html" text:style-name="Internet_20_link" text:visited-style-name="Visited_20_Internet_20_Link"><text:span text:style-name="T1">Sentiment Analysis on lyrics of popular music artists</text:span></text:a></text:p>
        </text:list-item>
        <text:list-item>
          <text:p text:style-name="P37"><text:span text:style-name="T7">Scripts </text:span><text:span text:style-name="T9">for scraping from LyricWikiAPI </text:span><text:a xlink:type="simple" xlink:href="https://github.com/rileynwong/spotify-analysis" text:style-name="Internet_20_link" text:visited-style-name="Visited_20_Internet_20_Link"><text:span text:style-name="T1">rileynwong/spotify-analysis: Data analysis on my monthly playlists</text:span></text:a></text:p>
        </text:list-item>
        <text:list-item>
          <text:p text:style-name="P37"><text:span text:style-name="T7">Scripts </text:span><text:span text:style-name="T9">data gathering + lyrics generation with different ML algorithms </text:span><text:a xlink:type="simple" xlink:href="https://medium.com/@alanchen_53163/lyrics-generation-48b6b358950e" text:style-name="Internet_20_link" text:visited-style-name="Visited_20_Internet_20_Link"><text:span text:style-name="T1">Lyrics Generation - Alan Chen</text:span></text:a></text:p>
        </text:list-item>
        <text:list-item>
          <text:p text:style-name="P37"><text:span text:style-name="T7">Tool for sentiment classification  </text:span><text:span text:style-name="T9">Automated song sentiments classification using their lyrics with tensorflow  </text:span><text:a xlink:type="simple" xlink:href="https://github.com/SebinDuke/Sentiment-Analysis-of-songs-by-lyrics" text:style-name="Internet_20_link" text:visited-style-name="Visited_20_Internet_20_Link"><text:span text:style-name="T1">SebinDuke/Sentiment-Analysis-of-songs-by-lyrics</text:span></text:a></text:p>
        </text:list-item>
        <text:list-item>
          <text:p text:style-name="P34"><text:span text:style-name="T34">API </text:span><text:span text:style-name="T33">Spotify:</text:span></text:p>
          <text:list>
            <text:list-item>
              <text:p text:style-name="P32">Many data resources</text:p>
            </text:list-item>
            <text:list-item>
              <text:p text:style-name="P35"><text:span text:style-name="T33">Valence: value from 0 to 1 that describes </text:span><text:span text:style-name="T34">musical positiveness </text:span><text:span text:style-name="T33">(not lyric positiveness) of a track.</text:span></text:p>
            </text:list-item>
            <text:list-item>
              <text:p text:style-name="P35"><text:span text:style-name="T33">Other features like </text:span><text:span text:style-name="T34">acousticness, danceability, energy, liveness and loudness</text:span></text:p>
            </text:list-item>
            <text:list-item>
              <text:p text:style-name="P32">No lyrics</text:p>
            </text:list-item>
          </text:list>
        </text:list-item>
        <text:list-item>
          <text:p text:style-name="P35"><text:span text:style-name="T34">API </text:span><text:span text:style-name="T33">Musixmatch developer:</text:span></text:p>
          <text:list>
            <text:list-item>
              <text:p text:style-name="P36"><text:soft-page-break/> <text:span text:style-name="T32">TRACK: Rating, instrumental and explicit flags, genre, title translations</text:span></text:p>
            </text:list-item>
            <text:list-item>
              <text:p text:style-name="P32">ARTIST:  Rating, genre</text:p>
            </text:list-item>
            <text:list-item>
              <text:p text:style-name="P32">ALBUM:  Rating, genre</text:p>
            </text:list-item>
          </text:list>
        </text:list-item>
        <text:list-item>
          <text:p text:style-name="P35"><text:span text:style-name="T34">API </text:span><text:span text:style-name="T33">GENIUS:</text:span></text:p>
          <text:list>
            <text:list-item>
              <text:p text:style-name="P32">Lyrics and information about artists and tracks</text:p>
            </text:list-item>
          </text:list>
        </text:list-item>
        <text:list-item>
          <text:p text:style-name="P38"><text:span text:style-name="T7">API </text:span><text:span text:style-name="T9">More options:</text:span><text:a xlink:type="simple" xlink:href="https://rapidapi.com/collection/lyrics-apis" text:style-name="Internet_20_link" text:visited-style-name="Visited_20_Internet_20_Link"> </text:a><text:a xlink:type="simple" xlink:href="https://rapidapi.com/collection/lyrics-apis" text:style-name="Internet_20_link" text:visited-style-name="Visited_20_Internet_20_Link"><text:span text:style-name="T1">8 Song Lyrics APIs (like: Mourits Lyrics)</text:span></text:a></text:p>
        </text:list-item>
        <text:list-item>
          <text:p text:style-name="P38"><text:span text:style-name="T7">DATA SCIENCE BLOG </text:span><text:a xlink:type="simple" xlink:href="https://www.kaggle.com/" text:style-name="Internet_20_link" text:visited-style-name="Visited_20_Internet_20_Link"><text:span text:style-name="T1">https://www.kaggle.com/</text:span></text:a></text:p>
          <text:list>
            <text:list-item>
              <text:p text:style-name="P38"><text:span text:style-name="T7">bbdd </text:span><text:span text:style-name="T9">380,000 Lyrics + genre </text:span><text:a xlink:type="simple" xlink:href="https://www.kaggle.com/gyani95/380000-lyrics-from-metrolyrics" text:style-name="Internet_20_link" text:visited-style-name="Visited_20_Internet_20_Link"><text:span text:style-name="T1">https://www.kaggle.com/gyani95/380000-lyrics-from-metrolyrics</text:span></text:a></text:p>
            </text:list-item>
          </text:list>
        </text:list-item>
        <text:list-item>
          <text:p text:style-name="P38"><text:span text:style-name="T7">GITHUB</text:span><text:span text:style-name="T9"> </text:span><text:a xlink:type="simple" xlink:href="https://github.com/topics/lyrics-generator" text:style-name="Internet_20_link" text:visited-style-name="Visited_20_Internet_20_Link"><text:span text:style-name="T1">lyrics-generator · GitHub Topics</text:span></text:a></text:p>
        </text:list-item>
      </text:list>
      <text:p text:style-name="Text_20_body"/>
      <text:p text:style-name="P2">Related projects and stuff:</text:p>
      <text:list xml:id="list3594111167" text:style-name="L8">
        <text:list-item>
          <text:p text:style-name="P39"><text:span text:style-name="T7">Analysis </text:span><text:span text:style-name="T9">Lyrics FULL analysis. </text:span><text:a xlink:type="simple" xlink:href="https://michaeljohns.github.io/lyrics-lab/" text:style-name="Internet_20_link" text:visited-style-name="Visited_20_Internet_20_Link"><text:span text:style-name="T1">Modern Music Sentiment Analysis by Team Lyrics Lab</text:span></text:a></text:p>
        </text:list-item>
        <text:list-item>
          <text:p text:style-name="P39"><text:span text:style-name="T7">Analysis </text:span><text:span text:style-name="T9">Analyzes single words in songs and predicts genre of the song by those words. </text:span><text:a xlink:type="simple" xlink:href="https://towardsdatascience.com/what-songs-tell-us-about-text-mining-with-lyrics-ca80f98b3829" text:style-name="Internet_20_link" text:visited-style-name="Visited_20_Internet_20_Link"><text:span text:style-name="T1">What Songs Tell Us About: Text Mining with Lyrics</text:span></text:a></text:p>
        </text:list-item>
        <text:list-item>
          <text:p text:style-name="P40"><text:span text:style-name="T7">Analysis </text:span><text:span text:style-name="T9">Rap lyrics analysis based on maps </text:span><text:a xlink:type="simple" xlink:href="http://people.ischool.berkeley.edu/~nikhitakoul/capstone/index.html" text:style-name="Internet_20_link" text:visited-style-name="Visited_20_Internet_20_Link"><text:span text:style-name="T1">RAP: Rap Analysis Project</text:span></text:a></text:p>
        </text:list-item>
        <text:list-item>
          <text:p text:style-name="P40"><text:span text:style-name="T7">Analysis </text:span><text:span text:style-name="T9">Prediction of genre from lyrics: </text:span><text:a xlink:type="simple" xlink:href="https://medium.com/better-programming/predicting-a-songs-genre-using-natural-language-processing-7b354ed5bd80" text:style-name="Internet_20_link" text:visited-style-name="Visited_20_Internet_20_Link"><text:span text:style-name="T1">Predicting a Song's Genre Using Natural Language Processing</text:span></text:a></text:p>
        </text:list-item>
        <text:list-item>
          <text:p text:style-name="P40"><text:span text:style-name="T7">Analysis  </text:span><text:span text:style-name="T9">Adele sentimental analysis: </text:span><text:a xlink:type="simple" xlink:href="https://www.kdnuggets.com/2018/09/sentiment-analysis-adele-songs.html/2" text:style-name="Internet_20_link" text:visited-style-name="Visited_20_Internet_20_Link"><text:span text:style-name="T1">The Data Science of “Someone Like You” or Sentiment Analysis of Adele's Songs</text:span></text:a></text:p>
        </text:list-item>
        <text:list-item>
          <text:p text:style-name="P39"><text:span text:style-name="T7">Working project </text:span><text:span text:style-name="T9">Creates every kind of text, asking for a lot of aspects related to the creation. e.g in the lyrics of a song, it asks you some questions (these answers end quoted in the lyrics) depending on the genre of the song</text:span><text:span text:style-name="T7">. </text:span><text:a xlink:type="simple" xlink:href="https://masterpiece-generator.org.uk/" text:style-name="Internet_20_link" text:visited-style-name="Visited_20_Internet_20_Link"><text:span text:style-name="T1">Masterpiece Generator: About Us</text:span></text:a></text:p>
        </text:list-item>
        <text:list-item>
          <text:p text:style-name="P39"><text:span text:style-name="T7">Working project</text:span><text:span text:style-name="T9"> Lyric generator from genre and some phrases: h</text:span><text:a xlink:type="simple" xlink:href="http://www.songlyricsgenerator.com/index.php" text:style-name="Internet_20_link" text:visited-style-name="Visited_20_Internet_20_Link"><text:span text:style-name="T1">ttp://www.songlyricsgenerator.com/index.php</text:span></text:a></text:p>
        </text:list-item>
      </text:list>
      <text:p text:style-name="Text_20_body"/>
      <text:p text:style-name="P2">We might have to add the sentiment to our lyrics database as there is no big database with songs and sentiments of the lyric. We have to continue investigating</text:p>
      <text:p text:style-name="P2">Conforming the initial dataset: Spotify API (valence) + Musixmatch API (genre) + GENIUS API (lyrics)</text:p>
      <text:p text:style-name="Text_20_body"/>
      <text:p text:style-name="P2">ver esto</text:p>
      <text:p text:style-name="P3"><text:a xlink:type="simple" xlink:href="https://dl.acm.org/doi/abs/10.1145/3059336.3059340" text:style-name="Internet_20_link" text:visited-style-name="Visited_20_Internet_20_Link"><text:span text:style-name="T1">https://dl.acm.org/doi/abs/10.1145/3059336.3059340</text:span></text:a></text:p>
      <text:p text:style-name="Text_20_body"/>
      <text:h text:style-name="P15" text:outline-level="2"><text:soft-page-break/>Python</text:h>
      <text:h text:style-name="P17" text:outline-level="3">Virtual Environment</text:h>
      <text:h text:style-name="P16" text:outline-level="3"><text:span text:style-name="T12">Create venv</text:span><text:span text:style-name="T13">: </text:span><text:span text:style-name="T19">python3 -m venv VENV_NAME</text:span></text:h>
      <text:h text:style-name="P16" text:outline-level="3"><text:span text:style-name="T12">Activate venv: </text:span><text:span text:style-name="T14"><text:s/></text:span><text:span text:style-name="T15">so</text:span><text:span text:style-name="T20">urce </text:span><text:span text:style-name="T21">VE</text:span><text:span text:style-name="T19">NV_FLODER/bin/activate</text:span></text:h>
      <text:h text:style-name="P18" text:outline-level="3"><text:span text:style-name="T12">Deactivate venv: </text:span><text:span text:style-name="T16">deactivate</text:span></text:h>
      <text:h text:style-name="P18" text:outline-level="3"><text:span text:style-name="T18">Export venv</text:span><text:span text:style-name="T17">: </text:span><text:span text:style-name="Source_20_Text"><text:span text:style-name="T22">pip freeze &gt;</text:span></text:span><text:span text:style-name="Source_20_Text"><text:span text:style-name="T23"> </text:span></text:span><text:span text:style-name="Source_20_Text"><text:span text:style-name="T22">requirements.txt</text:span></text:span></text:h>
      <text:p text:style-name="P4"><text:span text:style-name="T37">Import venv: </text:span><text:span text:style-name="Source_20_Text"><text:span text:style-name="T24">pip install -r path/to/requirements.txt</text:span></text:span></text:p>
      <text:p text:style-name="P5"/>
      <text:p text:style-name="P19"><text:span text:style-name="T11">C</text:span><text:span text:style-name="T10">lean the documents (eliminate HTML markup, etc.), you can use libraries such as </text:span><text:a xlink:type="simple" xlink:href="https://www.crummy.com/software/BeautifulSoup/bs4/doc/" office:target-frame-name="_blank" xlink:show="new" text:style-name="Internet_20_link" text:visited-style-name="Visited_20_Internet_20_Link"><text:span text:style-name="T25">BeautifulSoup4</text:span></text:a><text:span text:style-name="T10">.</text:span></text:p>
      <text:p text:style-name="Text_20_body"/>
      <text:p text:style-name="P9">PANDAS</text:p>
      <text:p text:style-name="P9"/>
      <text:p text:style-name="P9"><text:a xlink:type="simple" xlink:href="https://python.gotrained.com/text-classification-with-pandas-scikit/" text:style-name="Internet_20_link" text:visited-style-name="Visited_20_Internet_20_Link">https://python.gotrained.com/text-classification-with-pandas-scikit/</text:a></text:p>
      <text:p text:style-name="P9"/>
      <text:p text:style-name="P10">RECOMMENDATION ENGINE</text:p>
      <text:p text:style-name="P24"><text:a xlink:type="simple" xlink:href="https://lab.gsi.upm.es/" text:style-name="Internet_20_link" text:visited-style-name="Visited_20_Internet_20_Link"><text:span text:style-name="T30">https://lab.gsi.upm.es/</text:span></text:a></text:p>
      <text:p text:style-name="P24"><text:a xlink:type="simple" xlink:href="https://hub.gsi.upm.es/" text:style-name="Internet_20_link" text:visited-style-name="Visited_20_Internet_20_Link"><text:span text:style-name="T30">https://hub.gsi.upm.es/</text:span></text:a></text:p>
      <text:p text:style-name="P12"><text:span text:style-name="T42">Bigrams Spacy : <text:s/></text:span><text:a xlink:type="simple" xlink:href="https://stackoverflow.com/questions/53598243/is-there-a-bi-gram-or-tri-gram-feature-in-spacy" text:style-name="Internet_20_link" text:visited-style-name="Visited_20_Internet_20_Link">https://stackoverflow.com/questions/53598243/is-there-a-bi-gram-or-tri-gram-feature-in-spacy</text:a></text:p>
      <text:p text:style-name="P13">Bigrams NLTK: <text:a xlink:type="simple" xlink:href="http://www.nltk.org/api/nltk.html#nltk.util.bigrams" text:style-name="Internet_20_link" text:visited-style-name="Visited_20_Internet_20_Link"><text:span text:style-name="T30">http://www.nltk.org/api/nltk.html#nltk.util.bigrams</text:span></text:a></text:p>
      <text:p text:style-name="P11">Save Dataframe to disk: <text:a xlink:type="simple" xlink:href="https://pandas.pydata.org/pandas-docs/stable/reference/api/pandas.DataFrame.to_csv.html" text:style-name="Internet_20_link" text:visited-style-name="Visited_20_Internet_20_Link"><text:span text:style-name="T30">https://pandas.pydata.org/pandas-docs/stable/reference/api/pandas.DataFrame.to_csv.html</text:span></text:a></text:p>
      <text:p text:style-name="P14">Dataframe Uso de memoria: <text:a xlink:type="simple" xlink:href="https://pandas.pydata.org/pandas-docs/stable/reference/api/pandas.DataFrame.memory_usage.html" text:style-name="Internet_20_link" text:visited-style-name="Visited_20_Internet_20_Link"><text:span text:style-name="T31">https://pandas.pydata.org/pandas-docs/stable/reference/api/pandas.DataFrame.memory_usage.html</text:span></text:a></text:p>
      <text:p text:style-name="P13"><text:span text:style-name="T31">Words Similarity </text:span><text:a xlink:type="simple" xlink:href="https://radimrehurek.com/gensim/models/keyedvectors.html" text:style-name="Internet_20_link" text:visited-style-name="Visited_20_Internet_20_Link">https://radimrehurek.com/gensim/models/keyedvectors.html</text:a></text:p>
      <text:p text:style-name="P13"/>
      <text:p text:style-name="Text_20_body">api <text:a xlink:type="simple" xlink:href="https://flask.palletsprojects.com/en/1.1.x/" text:style-name="Internet_20_link" text:visited-style-name="Visited_20_Internet_20_Link">https://flask.palletsprojects.com/en/1.1.x/</text:a></text:p>
      <text:p text:style-name="Text_20_body"/>
      <text:p text:style-name="P26"><text:span text:style-name="T43">reac flask python: </text:span><text:a xlink:type="simple" xlink:href="https://blog.miguelgrinberg.com/post/how-to-deploy-a-react--flask-project" text:style-name="Internet_20_link" text:visited-style-name="Visited_20_Internet_20_Link">https://blog.miguelgrinberg.com/post/how-to-deploy-a-react--flask-projec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55.491317362</meta:creation-date>
    <dc:date>2020-04-21T18:19:29.165971842</dc:date>
    <meta:editing-duration>PT17H9M1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97" meta:word-count="854" meta:character-count="6183" meta:non-whitespace-character-count="5464"/>
  </office:meta>
</office:document-meta>
</file>